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3f24" officeooo:paragraph-rsid="00183f24"/>
    </style:style>
    <style:style style:name="P2" style:family="paragraph" style:parent-style-name="Standard">
      <style:text-properties officeooo:rsid="001b52ed" officeooo:paragraph-rsid="001b52ed"/>
    </style:style>
    <style:style style:name="P3" style:family="paragraph" style:parent-style-name="Standard">
      <style:text-properties officeooo:rsid="001c8b22" officeooo:paragraph-rsid="001c8b22"/>
    </style:style>
    <style:style style:name="P4" style:family="paragraph" style:parent-style-name="Text_20_body">
      <style:paragraph-properties fo:margin-top="0cm" fo:margin-bottom="0cm" loext:contextual-spacing="false" style:writing-mode="lr-tb"/>
    </style:style>
    <style:style style:name="P5" style:family="paragraph" style:parent-style-name="Standard">
      <style:text-properties officeooo:rsid="001dbe3b" officeooo:paragraph-rsid="001dbe3b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a4a8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ns Agrymax</text:p>
      <text:p text:style-name="Standard"><text:a xlink:type="simple" xlink:href="mailto:gustavo.pedralino@ringa.com.br" office:target-frame-name="_blank" xlink:show="new" text:style-name="Internet_20_link" text:visited-style-name="Visited_20_Internet_20_Link"/></text:p>
      <text:p text:style-name="Standard"><text:a xlink:type="simple" xlink:href="mailto:gustavo.pedralino@ringa.com.br" office:target-frame-name="_blank" xlink:show="new" text:style-name="Internet_20_link" text:visited-style-name="Visited_20_Internet_20_Link">gustavo.pedralino@ringa.com.br</text:a><text:line-break/>ringa2015<text:a xlink:type="simple" xlink:href="mailto:gabriel.dhosino@gmail.com" office:target-frame-name="_blank" xlink:show="new" text:style-name="Internet_20_link" text:visited-style-name="Visited_20_Internet_20_Link">gabriel.dhosino@gmail.com</text:a><text:line-break/>ringa2015<text:a xlink:type="simple" xlink:href="mailto:user@gmail.com" office:target-frame-name="_blank" xlink:show="new" text:style-name="Internet_20_link" text:visited-style-name="Visited_20_Internet_20_Link">user@gmail.com</text:a><text:line-break/>ringa2015usuários de produção:<text:line-break/><text:a xlink:type="simple" xlink:href="mailto:gustavo.pedralino@ringa.com.br" office:target-frame-name="_blank" xlink:show="new" text:style-name="Internet_20_link" text:visited-style-name="Visited_20_Internet_20_Link">gustavo.pedralino@ringa.com.br</text:a><text:line-break/>ringa2015<text:a xlink:type="simple" xlink:href="mailto:user@gmail.com" office:target-frame-name="_blank" xlink:show="new" text:style-name="Internet_20_link" text:visited-style-name="Visited_20_Internet_20_Link">user@gmail.com</text:a><text:line-break/>agrymax2015</text:p>
      <text:p text:style-name="Standard"/>
      <text:p text:style-name="Standard"/>
      <text:p text:style-name="P2">Logins API</text:p>
      <text:p text:style-name="P2"><text:a xlink:type="simple" xlink:href="mailto:user@gmail.com" text:style-name="Internet_20_link" text:visited-style-name="Visited_20_Internet_20_Link">user@gmail.com</text:a> </text:p>
      <text:p text:style-name="P2">agrymax2016</text:p>
      <text:p text:style-name="P3"><text:a xlink:type="simple" xlink:href="mailto:teste@teste.com" text:style-name="Internet_20_link" text:visited-style-name="Visited_20_Internet_20_Link">teste@teste.com</text:a></text:p>
      <text:p text:style-name="P3">teste123</text:p>
      <text:p text:style-name="Standard"/>
      <text:p text:style-name="Standard"/>
      <text:p text:style-name="Standard">mas pra usar o docker só baixar e fazer isso:<text:line-break/>criar um docker:<text:line-break/>sudo docker build -t agrymet_back:dev .<text:line-break/>executar o docker:<text:line-break/>sudo docker run -v ${PWD}:/app -p 3003:3003 --rm agrymet_back:dev</text:p>
      <text:section text:style-name="Sect1" text:name="1610714350.013900">
        <text:p text:style-name="Standard"/>
      </text:section>
      <text:p text:style-name="Standard"/>
      <text:p text:style-name="Standard"/>
      <text:list xml:id="list4061352700" text:style-name="L1">
        <text:list-item>
          <text:p text:style-name="P7">Garantir que o pip, o python-venv e o poetry estão instalados</text:p>
        </text:list-item>
        <text:list-item>
          <text:p text:style-name="P7">(curl -sSL <text:a xlink:type="simple" xlink:href="https://raw.githubusercontent.com/python-poetry/poetry/master/get-poetry.py" office:target-frame-name="_blank" xlink:show="new" text:style-name="Internet_20_link" text:visited-style-name="Visited_20_Internet_20_Link">https://raw.githubusercontent.com/python-poetry/poetry/master/get-poetry.py</text:a> | python -) e (source $HOME/.poetry/env)</text:p>
        </text:list-item>
        <text:list-item>
          <text:p text:style-name="P7">Entra na pasta do projeto (customer-api) e abra o terminal</text:p>
        </text:list-item>
        <text:list-item>
          <text:p text:style-name="P7">No terminal: cd auth/backend/app/</text:p>
        </text:list-item>
        <text:list-item>
          <text:p text:style-name="P7">poetry install</text:p>
        </text:list-item>
        <text:list-item>
          <text:p text:style-name="P7">Se não quiser criar uma venv, usar a do poetry (source /home/<text:span text:style-name="T1">lucas</text:span>/.cache/pypoetry/virtualenvs/app-z17kTJ6Z-py3.8/bin/activate)</text:p>
        </text:list-item>
        <text:list-item>
          <text:p text:style-name="P6">Executar (uvicorn app.main:app --reload)</text:p>
        </text:list-item>
      </text:list>
      <text:p text:style-name="P4">(editado)</text:p>
      <text:p text:style-name="Standard"/>
      <text:p text:style-name="P5">Docs:</text:p>
      <text:p text:style-name="P5"><text:a xlink:type="simple" xlink:href="http://localhost:8000/docs" text:style-name="Internet_20_link" text:visited-style-name="Visited_20_Internet_20_Link">http://localhost:8000/docs</text:a></text:p>
      <text:p text:style-name="P5"/>
      <text:p text:style-name="P5">Doc:</text:p>
      <text:p text:style-name="P5">http://localhost:8000/redo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5:20:07.728739189</meta:creation-date>
    <dc:date>2021-02-11T16:17:41.355260061</dc:date>
    <meta:editing-duration>PT17H47M4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20" meta:word-count="114" meta:character-count="992" meta:non-whitespace-character-count="906"/>
  </office:meta>
</office:document-meta>
</file>